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c3c" officeooo:paragraph-rsid="001f3c3c"/>
    </style:style>
    <style:style style:name="P2" style:family="paragraph" style:parent-style-name="Standard" style:list-style-name="L1">
      <style:text-properties officeooo:rsid="001f3c3c" officeooo:paragraph-rsid="001f3c3c"/>
    </style:style>
    <style:style style:name="P3" style:family="paragraph" style:parent-style-name="Standard">
      <style:text-properties officeooo:rsid="001f6416" officeooo:paragraph-rsid="001f6416"/>
    </style:style>
    <style:style style:name="P4" style:family="paragraph" style:parent-style-name="Standard" style:list-style-name="L2">
      <style:text-properties officeooo:rsid="001f6416" officeooo:paragraph-rsid="001f6416"/>
    </style:style>
    <style:style style:name="P5" style:family="paragraph" style:parent-style-name="Standard" style:list-style-name="L2">
      <style:text-properties officeooo:rsid="00215d23" officeooo:paragraph-rsid="00215d23"/>
    </style:style>
    <style:style style:name="P6" style:family="paragraph" style:parent-style-name="Standard" style:list-style-name="L2">
      <style:text-properties officeooo:rsid="002301f0" officeooo:paragraph-rsid="002301f0"/>
    </style:style>
    <style:style style:name="P7" style:family="paragraph" style:parent-style-name="Standard" style:list-style-name="L1">
      <style:text-properties officeooo:rsid="0024fbe7" officeooo:paragraph-rsid="0024fbe7"/>
    </style:style>
    <style:style style:name="P8" style:family="paragraph" style:parent-style-name="Standard">
      <style:text-properties officeooo:rsid="0025d176" officeooo:paragraph-rsid="0025d176"/>
    </style:style>
    <style:style style:name="P9" style:family="paragraph" style:parent-style-name="Standard" style:list-style-name="L3">
      <style:text-properties officeooo:rsid="0025d176" officeooo:paragraph-rsid="0025d176"/>
    </style:style>
    <style:style style:name="T1" style:family="text">
      <style:text-properties officeooo:rsid="00215d23"/>
    </style:style>
    <style:style style:name="T2" style:family="text">
      <style:text-properties officeooo:rsid="0025d1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p text:style-name="P1"/>
      <text:p text:style-name="P1">Qfield.md</text:p>
      <text:list xml:id="list2612855770" text:style-name="L1">
        <text:list-item>
          <text:p text:style-name="P2">about us → ivan and mario, pictures</text:p>
        </text:list-item>
        <text:list-item>
          <text:p text:style-name="P2">about us + slide with opengis logo and page</text:p>
        </text:list-item>
        <text:list-item>
          <text:p text:style-name="P2">page nr</text:p>
        </text:list-item>
        <text:list-item>
          <text:p text:style-name="P7"><text:span text:style-name="T2">QField v</text:span>ersion!!</text:p>
        </text:list-item>
      </text:list>
      <text:p text:style-name="P1"/>
      <text:p text:style-name="P1"/>
      <text:p text:style-name="P1"/>
      <text:p text:style-name="P3">Exercise</text:p>
      <text:p text:style-name="P3"/>
      <text:list xml:id="list3366388689" text:style-name="L2">
        <text:list-item>
          <text:p text:style-name="P6">add OPENGIS logo</text:p>
        </text:list-item>
        <text:list-item>
          <text:p text:style-name="P6">add pag nr</text:p>
        </text:list-item>
        <text:list-item>
          <text:p text:style-name="P6">add actual date and context</text:p>
        </text:list-item>
        <text:list-item>
          <text:p text:style-name="P4">printout <text:span text:style-name="T1">exercises for participants</text:span></text:p>
        </text:list-item>
        <text:list-item>
          <text:p text:style-name="P5"/>
        </text:list-item>
        <text:list-item>
          <text:p text:style-name="P5"/>
        </text:list-item>
      </text:list>
      <text:p text:style-name="P3"/>
      <text:p text:style-name="P8">project</text:p>
      <text:list xml:id="list2852632236" text:style-name="L3">
        <text:list-item>
          <text:p text:style-name="P9">remove swiss maps or change CR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7:14:42.332000000</meta:creation-date>
    <dc:date>2022-08-20T01:28:10.671000000</dc:date>
    <meta:editing-duration>PT5H57M15S</meta:editing-duration>
    <meta:editing-cycles>4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15" meta:word-count="57" meta:character-count="260" meta:non-whitespace-character-count="227"/>
  </office:meta>
</office:document-meta>
</file>